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3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HTRU2</text:p>
          </table:table-cell>
          <table:table-cell table:number-columns-repeated="2"/>
          <table:table-cell office:value-type="string" calcext:value-type="string">
            <text:p>HTRU2+SIM (round 5)</text:p>
          </table:table-cell>
          <table:table-cell table:number-columns-repeated="2"/>
          <table:table-cell office:value-type="string" calcext:value-type="string">
            <text:p>X1 – X2</text:p>
          </table:table-cell>
          <table:table-cell/>
          <table:table-cell office:value-type="string" calcext:value-type="string">
            <text:p>Sx1x2</text:p>
          </table:table-cell>
          <table:table-cell office:value-type="string" calcext:value-type="string">
            <text:p>T-statistic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01408450704" calcext:value-type="float">
            <text:p>0.3014084507</text:p>
          </table:table-cell>
          <table:table-cell office:value-type="float" office:value="0.0417813999273" calcext:value-type="float">
            <text:p>0.0417813999</text:p>
          </table:table-cell>
          <table:table-cell/>
          <table:table-cell office:value-type="float" office:value="0.594366197183" calcext:value-type="float">
            <text:p>0.5943661972</text:p>
          </table:table-cell>
          <table:table-cell office:value-type="float" office:value="0.0231432066551" calcext:value-type="float">
            <text:p>0.0231432067</text:p>
          </table:table-cell>
          <table:table-cell/>
          <table:table-cell table:formula="of:=[.E3] - [.B3]" office:value-type="float" office:value="0.292957746479" calcext:value-type="float">
            <text:p>0.2929577465</text:p>
          </table:table-cell>
          <table:table-cell/>
          <table:table-cell table:formula="of:=SQRT( (([.B11]-1)*[.C3]^2+([.B11]-1)*[.F3]^2) / (2 * [.B11] - 2) )" office:value-type="float" office:value="0.0337734614317636" calcext:value-type="float">
            <text:p>0.0337734614</text:p>
          </table:table-cell>
          <table:table-cell table:formula="of:= [.H3] / ([.J3] * SQRT( (1 / SQRT([.B11])) + (1 / SQRT([.B11]) )))" office:value-type="float" office:value="9.17184941659162" calcext:value-type="float">
            <text:p>9.1718494166</text:p>
          </table:table-cell>
          <table:table-cell/>
          <table:table-cell table:formula="of:= COM.MICROSOFT.T.DIST.2T([.K3]; [.B11] - 1)" office:value-type="float" office:value="0.000784633249157034" calcext:value-type="float">
            <text:p>0.0007846332</text:p>
          </table:table-cell>
        </table:table-row>
        <table:table-row table:style-name="ro1">
          <table:table-cell/>
          <table:table-cell office:value-type="float" office:value="0.383098591549" calcext:value-type="float">
            <text:p>0.3830985915</text:p>
          </table:table-cell>
          <table:table-cell office:value-type="float" office:value="0.0270920902277" calcext:value-type="float">
            <text:p>0.0270920902</text:p>
          </table:table-cell>
          <table:table-cell/>
          <table:table-cell office:value-type="float" office:value="0.602816901408" calcext:value-type="float">
            <text:p>0.6028169014</text:p>
          </table:table-cell>
          <table:table-cell office:value-type="float" office:value="0.0117839440357" calcext:value-type="float">
            <text:p>0.011783944</text:p>
          </table:table-cell>
          <table:table-cell/>
          <table:table-cell table:formula="of:=[.E4] - [.B4]" office:value-type="float" office:value="0.219718309859" calcext:value-type="float">
            <text:p>0.2197183099</text:p>
          </table:table-cell>
          <table:table-cell/>
          <table:table-cell table:formula="of:=SQRT( (([.B12]-1)*[.C4]^2+([.B12]-1)*[.F4]^2) / (2 * [.B12] - 2) )" office:value-type="float" office:value="0.0208906999636483" calcext:value-type="float">
            <text:p>0.0208907</text:p>
          </table:table-cell>
          <table:table-cell table:formula="of:= [.H4] / ([.J4] * SQRT( (1 / SQRT([.B12])) + (1 / SQRT([.B12]) )))" office:value-type="float" office:value="11.1209211419867" calcext:value-type="float">
            <text:p>11.120921142</text:p>
          </table:table-cell>
          <table:table-cell/>
          <table:table-cell table:formula="of:= COM.MICROSOFT.T.DIST.2T([.K4]; [.B12] - 1)" office:value-type="float" office:value="0.000371991462194165" calcext:value-type="float">
            <text:p>0.0003719915</text:p>
          </table:table-cell>
        </table:table-row>
        <table:table-row table:style-name="ro1">
          <table:table-cell/>
          <table:table-cell office:value-type="float" office:value="0.380281690141" calcext:value-type="float">
            <text:p>0.38028169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6478873239" calcext:value-type="float">
            <text:p>0.464788732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E5] - [.B5]" office:value-type="float" office:value="0.084507042249" calcext:value-type="float">
            <text:p>0.0845070422</text:p>
          </table:table-cell>
          <table:table-cell/>
          <table:table-cell table:formula="of:=SQRT( (([.B13]-1)*[.C5]^2+([.B13]-1)*[.F5]^2) / (2 * [.B13] - 2) )" office:value-type="float" office:value="0.00710633520177595" calcext:value-type="float">
            <text:p>0.0071063352</text:p>
          </table:table-cell>
          <table:table-cell table:formula="of:= [.H5] / ([.J5] * SQRT( (1 / SQRT([.B13])) + (1 / SQRT([.B13]) )))" office:value-type="float" office:value="12.5740364752453" calcext:value-type="float">
            <text:p>12.5740364752</text:p>
          </table:table-cell>
          <table:table-cell/>
          <table:table-cell table:formula="of:= COM.MICROSOFT.T.DIST.2T([.K5]; [.B13] - 1)" office:value-type="float" office:value="0.000230228160817084" calcext:value-type="float">
            <text:p>0.0002302282</text:p>
          </table:table-cell>
        </table:table-row>
        <table:table-row table:style-name="ro1">
          <table:table-cell/>
          <table:table-cell office:value-type="float" office:value="0.487323943662" calcext:value-type="float">
            <text:p>0.4873239437</text:p>
          </table:table-cell>
          <table:table-cell office:value-type="float" office:value="0.0125975660704" calcext:value-type="float">
            <text:p>0.0125975661</text:p>
          </table:table-cell>
          <table:table-cell/>
          <table:table-cell office:value-type="float" office:value="0.681690140845" calcext:value-type="float">
            <text:p>0.6816901408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6] - [.B6]" office:value-type="float" office:value="0.194366197183" calcext:value-type="float">
            <text:p>0.1943661972</text:p>
          </table:table-cell>
          <table:table-cell/>
          <table:table-cell table:formula="of:=SQRT( (([.B14]-1)*[.C6]^2+([.B14]-1)*[.F6]^2) / (2 * [.B14] - 2) )" office:value-type="float" office:value="0.010445349981811" calcext:value-type="float">
            <text:p>0.01044535</text:p>
          </table:table-cell>
          <table:table-cell table:formula="of:= [.H6] / ([.J6] * SQRT( (1 / SQRT([.B14])) + (1 / SQRT([.B14]) )))" office:value-type="float" office:value="19.6754758666204" calcext:value-type="float">
            <text:p>19.6754758666</text:p>
          </table:table-cell>
          <table:table-cell/>
          <table:table-cell table:formula="of:= COM.MICROSOFT.T.DIST.2T([.K6]; [.B14] - 1)" office:value-type="float" office:value="0.0000393557386452864" calcext:value-type="float">
            <text:p>3.93557386452864E-05</text:p>
          </table:table-cell>
        </table:table-row>
        <table:table-row table:style-name="ro1">
          <table:table-cell/>
          <table:table-cell office:value-type="float" office:value="0.292957746479" calcext:value-type="float">
            <text:p>0.2929577465</text:p>
          </table:table-cell>
          <table:table-cell office:value-type="float" office:value="0.0575572302583" calcext:value-type="float">
            <text:p>0.0575572303</text:p>
          </table:table-cell>
          <table:table-cell/>
          <table:table-cell office:value-type="float" office:value="0.5633802816" calcext:value-type="float">
            <text:p>0.5633802816</text:p>
          </table:table-cell>
          <table:table-cell office:value-type="float" office:value="0.0385720110919" calcext:value-type="float">
            <text:p>0.0385720111</text:p>
          </table:table-cell>
          <table:table-cell/>
          <table:table-cell table:formula="of:=[.E7] - [.B7]" office:value-type="float" office:value="0.270422535121" calcext:value-type="float">
            <text:p>0.2704225351</text:p>
          </table:table-cell>
          <table:table-cell/>
          <table:table-cell table:formula="of:=SQRT( (([.B15]-1)*[.C7]^2+([.B15]-1)*[.F7]^2) / (2 * [.B15] - 2) )" office:value-type="float" office:value="0.0489930341716076" calcext:value-type="float">
            <text:p>0.0489930342</text:p>
          </table:table-cell>
          <table:table-cell table:formula="of:= [.H7] / ([.J7] * SQRT( (1 / SQRT([.B15])) + (1 / SQRT([.B15]) )))" office:value-type="float" office:value="5.83627902330242" calcext:value-type="float">
            <text:p>5.8362790233</text:p>
          </table:table-cell>
          <table:table-cell/>
          <table:table-cell table:formula="of:= COM.MICROSOFT.T.DIST.2T([.K7]; [.B15] - 1)" office:value-type="float" office:value="0.00429587374158253" calcext:value-type="float">
            <text:p>0.0042958737</text:p>
          </table:table-cell>
        </table:table-row>
        <table:table-row table:style-name="ro1">
          <table:table-cell/>
          <table:table-cell office:value-type="float" office:value="0.357746478873" calcext:value-type="float">
            <text:p>0.3577464789</text:p>
          </table:table-cell>
          <table:table-cell office:value-type="float" office:value="0.0160588088042" calcext:value-type="float">
            <text:p>0.0160588088</text:p>
          </table:table-cell>
          <table:table-cell/>
          <table:table-cell office:value-type="float" office:value="0.557746478873" calcext:value-type="float">
            <text:p>0.5577464789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8] - [.B8]" office:value-type="float" office:value="0.2" calcext:value-type="float">
            <text:p>0.2</text:p>
          </table:table-cell>
          <table:table-cell/>
          <table:table-cell table:formula="of:=SQRT( (([.B16]-1)*[.C8]^2+([.B16]-1)*[.F8]^2) / (2 * [.B16] - 2) )" office:value-type="float" office:value="0.0125975660704121" calcext:value-type="float">
            <text:p>0.0125975661</text:p>
          </table:table-cell>
          <table:table-cell table:formula="of:= [.H8] / ([.J8] * SQRT( (1 / SQRT([.B16])) + (1 / SQRT([.B16]) )))" office:value-type="float" office:value="16.7869135598187" calcext:value-type="float">
            <text:p>16.7869135598</text:p>
          </table:table-cell>
          <table:table-cell/>
          <table:table-cell table:formula="of:= COM.MICROSOFT.T.DIST.2T([.K8]; [.B16] - 1)" office:value-type="float" office:value="0.0000738010929581497" calcext:value-type="float">
            <text:p>7.38010929581497E-0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: Number of sample points (= k_folds)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38:29.121718094</meta:creation-date>
    <dc:date>2016-11-24T17:08:58.640731290</dc:date>
    <meta:editing-duration>PT8M59S</meta:editing-duration>
    <meta:editing-cycles>3</meta:editing-cycles>
    <meta:generator>LibreOffice/5.1.4.2$Linux_X86_64 LibreOffice_project/10m0$Build-2</meta:generator>
    <meta:document-statistic meta:table-count="1" meta:cell-count="66" meta:object-count="0"/>
  </office:meta>
</office:document-meta>
</file>